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1B9000001211CAA64B5F178BD4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ＭＳ ゴシック3" svg:font-family="'ＭＳ ゴシック'" style:font-adornments="標準" style:font-family-generic="modern" style:font-pitch="fixed"/>
    <style:font-face style:name="Arial" svg:font-family="Arial" style:font-adornments="標準" style:font-family-generic="roman" style:font-pitch="fixed"/>
    <style:font-face style:name="ＭＳ ゴシック4" svg:font-family="'ＭＳ ゴシック'" style:font-adornments="標準" style:font-family-generic="roman" style:font-pitch="fixed"/>
    <style:font-face style:name="DejaVu Sans" svg:font-family="'DejaVu Sans'" style:font-adornments="標準" style:font-family-generic="system" style:font-pitch="fixed"/>
    <style:font-face style:name="微软雅黑" svg:font-family="微软雅黑" style:font-adornments="標準" style:font-family-generic="system" style:font-pitch="fixed"/>
    <style:font-face style:name="ＭＳ ゴシック7" svg:font-family="'ＭＳ ゴシック'" style:font-adornments="標準" style:font-family-generic="system" style:font-pitch="fixed"/>
    <style:font-face style:name="ＭＳ ゴシック2" svg:font-family="'ＭＳ ゴシック'" style:font-adornments="標準" style:font-family-generic="modern" style:font-pitch="variable"/>
    <style:font-face style:name="Arial2" svg:font-family="Arial" style:font-family-generic="roman" style:font-pitch="variable"/>
    <style:font-face style:name="Arial1" svg:font-family="Arial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adornments="標準" style:font-family-generic="roman" style:font-pitch="variable"/>
    <style:font-face style:name="DejaVu Sans2" svg:font-family="'DejaVu Sans'" style:font-family-generic="system" style:font-pitch="variable"/>
    <style:font-face style:name="DejaVu Sans1" svg:font-family="'DejaVu Sans'" style:font-adornments="標準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2" svg:font-family="微软雅黑" style:font-family-generic="system" style:font-pitch="variable"/>
    <style:font-face style:name="微软雅黑1" svg:font-family="微软雅黑" style:font-adornments="標準" style:font-family-generic="system" style:font-pitch="variable"/>
    <style:font-face style:name="ＭＳ ゴシック5" svg:font-family="'ＭＳ ゴシック'" style:font-family-generic="system" style:font-pitch="variable"/>
    <style:font-face style:name="ＭＳ ゴシック6" svg:font-family="'ＭＳ ゴシック'" style:font-adornments="標準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6.73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0.385cm" fo:min-width="1.15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0.766cm" fo:min-width="1.53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6.227cm" fo:min-width="7.24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7cm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objectwithoutfill">
      <style:graphic-properties draw:marker-start="Arrow" draw:marker-end="Arrow" draw:marker-end-width="0.3cm" draw:fill="none" draw:textarea-vertical-align="bottom" fo:padding-top="-2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3.941cm" fo:min-width="3.81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30" style:family="graphic" style:parent-style-name="standard">
      <style:graphic-properties draw:stroke="none" svg:stroke-color="#fc5c00" draw:fill="none" draw:fill-color="#2cee0e" fo:min-height="0.893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528cm" fo:min-width="10.93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top" draw:auto-grow-height="false" fo:min-height="0.766cm" fo:min-width="3.818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147cm" fo:min-width="3.437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7.751cm" fo:min-width="10.9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8cm" fo:min-width="3.541cm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>
      <style:graphic-properties draw:stroke="none" svg:stroke-color="#000000" draw:fill="none" draw:fill-color="#ffffff" fo:min-height="2.163cm"/>
      <style:paragraph-properties style:writing-mode="lr-tb"/>
    </style:style>
    <style:style style:name="gr56" style:family="graphic" style:parent-style-name="objectwithoutfill">
      <style:graphic-properties draw:marker-start="Arrow" draw:marker-end="Arrow" draw:marker-end-width="0.3cm" draw:fill="solid" draw:textarea-vertical-align="botto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6.227cm" fo:min-width="4.707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0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2.036cm" fo:min-width="3.69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fo:min-height="0.89cm"/>
      <style:paragraph-properties style:writing-mode="lr-tb"/>
    </style:style>
    <style:style style:name="gr61" style:family="graphic" style:parent-style-name="objectwithoutfill">
      <style:graphic-properties draw:fill="solid" draw:textarea-vertical-align="middle"/>
    </style:style>
    <style:style style:name="gr62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10.5pt" style:font-size-asian="10.5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font-size="18pt" style:font-size-asian="18pt"/>
    </style:style>
    <style:style style:name="P5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2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2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2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2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2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2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10.5pt" style:font-size-asian="10.5pt" style:font-size-complex="18pt"/>
    </style:style>
    <style:style style:name="P15" style:family="paragraph">
      <loext:graphic-properties draw:fill="none" draw:fill-color="#2cee0e"/>
      <style:paragraph-properties style:writing-mode="lr-tb"/>
    </style:style>
    <style:style style:name="P16" style:family="paragraph">
      <loext:graphic-properties draw:fill="solid"/>
      <style:paragraph-properties fo:text-align="center" style:writing-mode="lr-tb"/>
    </style:style>
    <style:style style:name="P17" style:family="paragraph">
      <loext:graphic-properties draw:fill="solid"/>
      <style:paragraph-properties fo:text-align="center"/>
    </style:style>
    <style:style style:name="T1" style:family="text">
      <style:text-properties fo:font-size="10.5pt" style:font-size-asian="10.5pt" style:font-size-complex="18pt"/>
    </style:style>
    <style:style style:name="T2" style:family="text">
      <style:text-properties fo:font-size="18pt"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95cm" svg:height="1.635cm" svg:x="7.096cm" svg:y="2.794cm">
          <draw:image xlink:href="Pictures/10000201000001B9000001211CAA64B5F178BD41.png" xlink:type="simple" xlink:show="embed" xlink:actuate="onLoad" loext:mime-type="image/png">
            <text:p/>
          </draw:image>
        </draw:frame>
        <draw:frame draw:style-name="gr2" draw:text-style-name="P2" draw:layer="layout" svg:width="4.826cm" svg:height="1.143cm" svg:x="8.747cm" svg:y="4.937cm">
          <draw:text-box>
            <text:p>NMR SOFTWARE(VB6)</text:p>
            <text:p>内蔵[手順インタプリタ]</text:p>
          </draw:text-box>
        </draw:frame>
        <draw:custom-shape draw:style-name="gr3" draw:text-style-name="P3" draw:layer="layout" svg:width="7.239cm" svg:height="1.905cm" svg:x="6.969cm" svg:y="4.81cm"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51cm" svg:height="0.635cm" svg:x="6.969cm" svg:y="5.826cm">
          <text:p text:style-name="P3"><text:span text:style-name="T1">USB/IF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032cm" svg:height="1.016cm" svg:x="10.017cm" svg:y="7.985cm">
          <text:p text:style-name="P3"><text:span text:style-name="T1">手順</text:span></text:p>
          <text:p text:style-name="P3"><text:span text:style-name="T1">ファイル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9.144cm" svg:height="1.27cm" svg:x="0.619cm" svg:y="1cm">
          <draw:text-box>
            <text:p><text:span text:style-name="T2">従来の方式</text:span><text:span text:style-name="T2">(NMR.EXE</text:span><text:span text:style-name="T2">を使用</text:span><text:span text:style-name="T2">)</text:span></text:p>
          </draw:text-box>
        </draw:frame>
        <draw:custom-shape draw:style-name="gr7" draw:text-style-name="P3" draw:layer="layout" svg:width="7.747cm" svg:height="6.477cm" svg:x="6.969cm" svg:y="2.651cm"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667cm" svg:height="0.62cm" svg:x="9.509cm" svg:y="2.905cm">
          <draw:text-box>
            <text:p>Windows PC</text:p>
          </draw:text-box>
        </draw:frame>
        <draw:frame draw:style-name="gr1" draw:text-style-name="P1" draw:layer="layout" svg:width="2.495cm" svg:height="1.635cm" svg:x="6.969cm" svg:y="12.557cm">
          <draw:image xlink:href="Pictures/10000201000001B9000001211CAA64B5F178BD41.png" xlink:type="simple" xlink:show="embed" xlink:actuate="onLoad" loext:mime-type="image/png">
            <text:p/>
          </draw:image>
        </draw:frame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9" draw:text-style-name="P5" draw:layer="layout" svg:width="1.379cm" svg:height="0.697cm" svg:x="2.502cm" svg:y="14.516cm" svg:viewBox="0 0 1380 698" svg:d="M1 698c115 0 1379-434 1379-566s-177-132-292-132c0 56-1129 283-1087 698z">
            <text:p/>
          </draw:path>
          <draw:g>
            <draw:polygon draw:style-name="gr10" draw:text-style-name="P6" draw:layer="layout" svg:width="1.462cm" svg:height="1.036cm" svg:x="0.957cm" svg:y="14.139cm" svg:viewBox="0 0 1463 1037" draw:points="0,377 0,0 1463,660 1463,1037">
              <text:p/>
            </draw:polygon>
            <draw:polygon draw:style-name="gr11" draw:text-style-name="P7" draw:layer="layout" svg:width="1.253cm" svg:height="0.942cm" svg:x="2.42cm" svg:y="14.233cm" svg:viewBox="0 0 1254 943" draw:points="0,943 0,566 1254,0 1254,377">
              <text:p/>
            </draw:polygon>
            <draw:polygon draw:style-name="gr12" draw:text-style-name="P8" draw:layer="layout" svg:width="2.716cm" svg:height="1.225cm" svg:x="0.957cm" svg:y="13.573cm" svg:viewBox="0 0 2717 1226" draw:points="1463,1226 0,566 1254,0 2717,660">
              <text:p/>
            </draw:polygon>
            <draw:line draw:style-name="gr13" draw:text-style-name="P9" draw:layer="layout" svg:x1="1.458cm" svg:y1="14.441cm" svg:x2="1.458cm" svg:y2="14.667cm">
              <text:p/>
            </draw:line>
            <draw:line draw:style-name="gr14" draw:text-style-name="P9" draw:layer="layout" svg:x1="2.378cm" svg:y1="14.924cm" svg:x2="1.709cm" svg:y2="14.622cm">
              <text:p/>
            </draw:line>
            <draw:line draw:style-name="gr15" draw:text-style-name="P9" draw:layer="layout" svg:x1="1.705cm" svg:y1="14.554cm" svg:x2="1.705cm" svg:y2="14.629cm">
              <text:p/>
            </draw:line>
            <draw:line draw:style-name="gr16" draw:text-style-name="P9" draw:layer="layout" svg:x1="2.374cm" svg:y1="14.856cm" svg:x2="2.374cm" svg:y2="14.931cm">
              <text:p/>
            </draw:line>
            <draw:line draw:style-name="gr17" draw:text-style-name="P9" draw:layer="layout" svg:x1="2.374cm" svg:y1="14.856cm" svg:x2="1.705cm" svg:y2="14.554cm">
              <text:p/>
            </draw:line>
            <draw:polygon draw:style-name="gr18" draw:text-style-name="P10" draw:layer="layout" svg:width="0.083cm" svg:height="0.112cm" svg:x="1.542cm" svg:y="14.478cm" svg:viewBox="0 0 84 113" draw:points="0,75 0,0 84,38 84,113">
              <text:p/>
            </draw:polygon>
            <draw:line draw:style-name="gr19" draw:text-style-name="P9" draw:layer="layout" svg:x1="1.375cm" svg:y1="14.403cm" svg:x2="1.375cm" svg:y2="14.629cm">
              <text:p/>
            </draw:line>
            <draw:line draw:style-name="gr20" draw:text-style-name="P9" draw:layer="layout" svg:x1="1.291cm" svg:y1="14.365cm" svg:x2="1.291cm" svg:y2="14.591cm">
              <text:p/>
            </draw:line>
            <draw:line draw:style-name="gr21" draw:text-style-name="P9" draw:layer="layout" svg:x1="1.207cm" svg:y1="14.327cm" svg:x2="1.207cm" svg:y2="14.553cm">
              <text:p/>
            </draw:line>
            <draw:line draw:style-name="gr22" draw:text-style-name="P9" draw:layer="layout" svg:x1="1.124cm" svg:y1="14.29cm" svg:x2="1.124cm" svg:y2="14.516cm">
              <text:p/>
            </draw:line>
            <draw:line draw:style-name="gr23" draw:text-style-name="P9" draw:layer="layout" svg:x1="1.04cm" svg:y1="14.252cm" svg:x2="1.04cm" svg:y2="14.478cm">
              <text:p/>
            </draw:line>
            <draw:polygon draw:style-name="gr24" draw:text-style-name="P6" draw:layer="layout" svg:width="0.083cm" svg:height="0.414cm" svg:x="0.873cm" svg:y="14.101cm" svg:viewBox="0 0 84 415" draw:points="0,377 0,0 84,38 84,415">
              <text:p/>
            </draw:polygon>
            <draw:polygon draw:style-name="gr25" draw:text-style-name="P6" draw:layer="layout" svg:width="0.083cm" svg:height="0.414cm" svg:x="2.42cm" svg:y="14.799cm" svg:viewBox="0 0 84 415" draw:points="0,377 0,0 84,38 84,415">
              <text:p/>
            </draw:polygon>
            <draw:polygon draw:style-name="gr26" draw:text-style-name="P11" draw:layer="layout" svg:width="2.8cm" svg:height="1.64cm" svg:x="0.873cm" svg:y="13.573cm" svg:viewBox="0 0 2801 1641" draw:points="0,905 0,528 84,566 1338,0 2801,660 2801,1037 1630,1566 1630,1641">
              <text:p/>
            </draw:polygon>
          </draw:g>
        </draw:g>
        <draw:line draw:style-name="gr27" draw:text-style-name="P13" draw:layer="layout" svg:x1="4.937cm" svg:y1="15.732cm" svg:x2="6.842cm" svg:y2="15.732cm">
          <text:p text:style-name="P12">USB</text:p>
        </draw:line>
        <draw:custom-shape draw:style-name="gr4" draw:text-style-name="P3" draw:layer="layout" svg:width="1.651cm" svg:height="0.635cm" svg:x="3.286cm" svg:y="15.351cm">
          <text:p text:style-name="P3"><text:span text:style-name="T1">USB/IF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4.318cm" svg:height="4.191cm" svg:x="0.619cm" svg:y="13.192cm"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frame draw:style-name="gr29" draw:text-style-name="P14" draw:layer="layout" svg:width="2.921cm" svg:height="1.651cm" svg:x="1.381cm" svg:y="15.986cm">
          <draw:text-box>
            <text:p><text:span text:style-name="T1">PROT II</text:span></text:p>
            <text:p><text:span text:style-name="T1">または </text:span><text:span text:style-name="T1">III</text:span></text:p>
            <text:p><text:span text:style-name="T1">ハードウェア</text:span></text:p>
          </draw:text-box>
        </draw:frame>
        <draw:frame draw:style-name="gr30" draw:text-style-name="P15" draw:layer="layout" svg:width="4.826cm" svg:height="1.143cm" svg:x="9.001cm" svg:y="14.589cm">
          <draw:text-box>
            <text:p>NMRTCP(MAIN.EXE)</text:p>
            <text:p>内蔵[Luaインタプリタ]</text:p>
          </draw:text-box>
        </draw:frame>
        <draw:custom-shape draw:style-name="gr31" draw:text-style-name="P3" draw:layer="layout" svg:width="11.43cm" svg:height="1.778cm" svg:x="6.842cm" svg:y="14.462cm"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51cm" svg:height="0.635cm" svg:x="6.842cm" svg:y="15.351cm">
          <text:p text:style-name="P3"><text:span text:style-name="T1">USB/IF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4.318cm" svg:height="1.016cm" svg:x="7.477cm" svg:y="17.256cm">
          <text:p text:style-name="P3"><text:span text:style-name="T1">Lua</text:span><text:span text:style-name="T1">ファイル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3.937cm" svg:height="1.397cm" svg:x="14.335cm" svg:y="14.843cm"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1.43cm" svg:height="8.001cm" svg:x="6.842cm" svg:y="12.303cm"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frame draw:style-name="gr35" draw:text-style-name="P2" draw:layer="layout" svg:width="2.667cm" svg:height="0.635cm" svg:x="9.382cm" svg:y="12.684cm">
          <draw:text-box>
            <text:p>Windows PC</text:p>
          </draw:text-box>
        </draw:frame>
        <draw:frame draw:style-name="gr36" draw:text-style-name="P2" draw:layer="layout" svg:width="4.041cm" svg:height="1.358cm" svg:x="14.358cm" svg:y="14.882cm">
          <draw:text-box>
            <text:p>TCP/IPの</text:p>
            <text:p>ソケット通信</text:p>
            <text:p>PORT:5025,5026,5027</text:p>
          </draw:text-box>
        </draw:frame>
        <draw:frame draw:style-name="gr1" draw:text-style-name="P1" draw:layer="layout" svg:width="2.495cm" svg:height="1.635cm" svg:x="23.317cm" svg:y="13.079cm">
          <draw:image xlink:href="Pictures/10000201000001B9000001211CAA64B5F178BD41.png" xlink:type="simple" xlink:show="embed" xlink:actuate="onLoad" loext:mime-type="image/png">
            <text:p/>
          </draw:image>
        </draw:frame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37" draw:text-style-name="P5" draw:layer="layout" svg:width="1.397cm" svg:height="0.647cm" svg:x="2.65cm" svg:y="4.924cm" svg:viewBox="0 0 1398 648" svg:d="M1 648c117 0 1397-403 1397-525 0-123-179-123-296-123 0 52-1143 263-1101 648z">
            <text:p/>
          </draw:path>
          <draw:g>
            <draw:polygon draw:style-name="gr38" draw:text-style-name="P6" draw:layer="layout" svg:width="1.481cm" svg:height="0.962cm" svg:x="1.085cm" svg:y="4.574cm" svg:viewBox="0 0 1482 963" draw:points="0,350 0,0 1482,613 1482,963">
              <text:p/>
            </draw:polygon>
            <draw:polygon draw:style-name="gr39" draw:text-style-name="P7" draw:layer="layout" svg:width="1.269cm" svg:height="0.875cm" svg:x="2.567cm" svg:y="4.661cm" svg:viewBox="0 0 1270 876" draw:points="0,876 0,526 1270,0 1270,350">
              <text:p/>
            </draw:polygon>
            <draw:polygon draw:style-name="gr40" draw:text-style-name="P8" draw:layer="layout" svg:width="2.751cm" svg:height="1.138cm" svg:x="1.085cm" svg:y="4.048cm" svg:viewBox="0 0 2752 1139" draw:points="1482,1139 0,526 1270,0 2752,613">
              <text:p/>
            </draw:polygon>
            <draw:line draw:style-name="gr41" draw:text-style-name="P9" draw:layer="layout" svg:x1="1.593cm" svg:y1="4.854cm" svg:x2="1.593cm" svg:y2="5.064cm">
              <text:p/>
            </draw:line>
            <draw:line draw:style-name="gr42" draw:text-style-name="P9" draw:layer="layout" svg:x1="2.525cm" svg:y1="5.302cm" svg:x2="1.847cm" svg:y2="5.022cm">
              <text:p/>
            </draw:line>
            <draw:line draw:style-name="gr43" draw:text-style-name="P9" draw:layer="layout" svg:x1="1.843cm" svg:y1="4.959cm" svg:x2="1.843cm" svg:y2="5.029cm">
              <text:p/>
            </draw:line>
            <draw:line draw:style-name="gr44" draw:text-style-name="P9" draw:layer="layout" svg:x1="2.52cm" svg:y1="5.24cm" svg:x2="2.52cm" svg:y2="5.31cm">
              <text:p/>
            </draw:line>
            <draw:line draw:style-name="gr45" draw:text-style-name="P9" draw:layer="layout" svg:x1="2.521cm" svg:y1="5.239cm" svg:x2="1.843cm" svg:y2="4.959cm">
              <text:p/>
            </draw:line>
            <draw:polygon draw:style-name="gr46" draw:text-style-name="P10" draw:layer="layout" svg:width="0.084cm" svg:height="0.104cm" svg:x="1.678cm" svg:y="4.888cm" svg:viewBox="0 0 85 105" draw:points="0,70 0,0 85,35 85,105">
              <text:p/>
            </draw:polygon>
            <draw:line draw:style-name="gr47" draw:text-style-name="P9" draw:layer="layout" svg:x1="1.509cm" svg:y1="4.819cm" svg:x2="1.509cm" svg:y2="5.029cm">
              <text:p/>
            </draw:line>
            <draw:line draw:style-name="gr48" draw:text-style-name="P9" draw:layer="layout" svg:x1="1.423cm" svg:y1="4.784cm" svg:x2="1.423cm" svg:y2="4.994cm">
              <text:p/>
            </draw:line>
            <draw:line draw:style-name="gr49" draw:text-style-name="P9" draw:layer="layout" svg:x1="1.338cm" svg:y1="4.748cm" svg:x2="1.338cm" svg:y2="4.958cm">
              <text:p/>
            </draw:line>
            <draw:line draw:style-name="gr50" draw:text-style-name="P9" draw:layer="layout" svg:x1="1.254cm" svg:y1="4.714cm" svg:x2="1.254cm" svg:y2="4.924cm">
              <text:p/>
            </draw:line>
            <draw:line draw:style-name="gr51" draw:text-style-name="P9" draw:layer="layout" svg:x1="1.169cm" svg:y1="4.679cm" svg:x2="1.169cm" svg:y2="4.889cm">
              <text:p/>
            </draw:line>
            <draw:polygon draw:style-name="gr52" draw:text-style-name="P6" draw:layer="layout" svg:width="0.084cm" svg:height="0.384cm" svg:x="1cm" svg:y="4.538cm" svg:viewBox="0 0 85 385" draw:points="0,350 0,0 85,35 85,385">
              <text:p/>
            </draw:polygon>
            <draw:polygon draw:style-name="gr53" draw:text-style-name="P6" draw:layer="layout" svg:width="0.084cm" svg:height="0.384cm" svg:x="2.567cm" svg:y="5.187cm" svg:viewBox="0 0 85 385" draw:points="0,350 0,0 85,35 85,385">
              <text:p/>
            </draw:polygon>
            <draw:polygon draw:style-name="gr54" draw:text-style-name="P11" draw:layer="layout" svg:width="2.836cm" svg:height="1.523cm" svg:x="1cm" svg:y="4.048cm" svg:viewBox="0 0 2837 1524" draw:points="0,840 0,490 85,526 1355,0 2837,613 2837,963 1651,1454 1651,1524">
              <text:p/>
            </draw:polygon>
          </draw:g>
        </draw:g>
        <draw:line draw:style-name="gr27" draw:text-style-name="P13" draw:layer="layout" svg:x1="5.064cm" svg:y1="6.207cm" svg:x2="6.969cm" svg:y2="6.207cm">
          <text:p text:style-name="P12">USB</text:p>
        </draw:line>
        <draw:custom-shape draw:style-name="gr4" draw:text-style-name="P3" draw:layer="layout" svg:width="1.651cm" svg:height="0.635cm" svg:x="3.413cm" svg:y="5.826cm">
          <text:p text:style-name="P3"><text:span text:style-name="T1">USB/IF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4.318cm" svg:height="4.191cm" svg:x="0.746cm" svg:y="3.667cm"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frame draw:style-name="gr29" draw:text-style-name="P14" draw:layer="layout" svg:width="2.921cm" svg:height="1.651cm" svg:x="1.508cm" svg:y="6.461cm">
          <draw:text-box>
            <text:p><text:span text:style-name="T1">PROT II</text:span></text:p>
            <text:p><text:span text:style-name="T1">または </text:span><text:span text:style-name="T1">III</text:span></text:p>
            <text:p><text:span text:style-name="T1">ハードウェア</text:span></text:p>
          </draw:text-box>
        </draw:frame>
        <draw:frame draw:style-name="gr55" draw:text-style-name="P2" draw:layer="layout" svg:width="2.667cm" svg:height="2.413cm" svg:x="22.891cm" svg:y="12.063cm">
          <draw:text-box>
            <text:p>外部 PC等</text:p>
          </draw:text-box>
        </draw:frame>
        <draw:line draw:style-name="gr56" draw:text-style-name="P16" draw:layer="layout" svg:x1="18.272cm" svg:y1="15.605cm" svg:x2="21.955cm" svg:y2="15.605cm">
          <text:p text:style-name="P12">TCP/IP</text:p>
          <text:p text:style-name="P12"/>
        </draw:line>
        <draw:custom-shape draw:style-name="gr57" draw:text-style-name="P3" draw:layer="layout" svg:width="5.207cm" svg:height="6.477cm" svg:x="21.955cm" svg:y="12.049cm"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frame draw:style-name="gr58" draw:text-style-name="P2" draw:layer="layout" svg:width="4.318cm" svg:height="3.175cm" svg:x="21.955cm" svg:y="15.097cm">
          <draw:text-box>
            <text:p>Python言語などの</text:p>
            <text:p>スクリプト</text:p>
            <text:p>TCP/IPのソケット通信</text:p>
            <text:p>PORT:5025,5026,5027</text:p>
          </draw:text-box>
        </draw:frame>
        <draw:custom-shape draw:style-name="gr59" draw:text-style-name="P3" draw:layer="layout" svg:width="4.191cm" svg:height="2.286cm" svg:x="21.955cm" svg:y="14.97cm"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frame draw:style-name="gr60" draw:text-style-name="P4" draw:layer="layout" svg:width="22.987cm" svg:height="1.14cm" svg:x="0.873cm" svg:y="10.528cm">
          <draw:text-box>
            <text:p><text:span text:style-name="T2">NMRTCP(main.exe)</text:span><text:span text:style-name="T2">をサーバーのように動作させます。</text:span></text:p>
          </draw:text-box>
        </draw:frame>
        <draw:line draw:style-name="gr61" draw:text-style-name="P17" draw:layer="layout" svg:x1="0.238cm" svg:y1="10.144cm" svg:x2="27.543cm" svg:y2="10.144cm">
          <text:p/>
        </draw:line>
        <draw:line draw:style-name="gr62" draw:text-style-name="P17" draw:layer="layout" svg:x1="11.033cm" svg:y1="7.985cm" svg:x2="11.033cm" svg:y2="6.715cm">
          <text:p/>
        </draw:line>
        <draw:line draw:style-name="gr62" draw:text-style-name="P17" draw:layer="layout" svg:x1="9.382cm" svg:y1="17.256cm" svg:x2="9.382cm" svg:y2="16.24cm">
          <text:p/>
        </draw:line>
        <draw:custom-shape draw:style-name="gr59" draw:text-style-name="P3" draw:layer="layout" svg:width="4.191cm" svg:height="2.286cm" svg:x="12.811cm" svg:y="17.764cm"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frame draw:style-name="gr58" draw:text-style-name="P2" draw:layer="layout" svg:width="4.422cm" svg:height="3.175cm" svg:x="12.834cm" svg:y="17.764cm">
          <draw:text-box>
            <text:p>Python言語などの</text:p>
            <text:p>スクリプト</text:p>
            <text:p>TCP/IPのソケット通信</text:p>
            <text:p>PORT:5025,5026,5027</text:p>
          </draw:text-box>
        </draw:frame>
        <draw:line draw:style-name="gr56" draw:text-style-name="P16" draw:layer="layout" svg:x1="14.97cm" svg:y1="16.24cm" svg:x2="14.97cm" svg:y2="17.764cm">
          <text:p text:style-name="P12">TCP/IP</text:p>
          <text:p text:style-name="P12"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ＭＳ ゴシック3" svg:font-family="'ＭＳ ゴシック'" style:font-adornments="標準" style:font-family-generic="modern" style:font-pitch="fixed"/>
    <style:font-face style:name="Arial" svg:font-family="Arial" style:font-adornments="標準" style:font-family-generic="roman" style:font-pitch="fixed"/>
    <style:font-face style:name="ＭＳ ゴシック4" svg:font-family="'ＭＳ ゴシック'" style:font-adornments="標準" style:font-family-generic="roman" style:font-pitch="fixed"/>
    <style:font-face style:name="DejaVu Sans" svg:font-family="'DejaVu Sans'" style:font-adornments="標準" style:font-family-generic="system" style:font-pitch="fixed"/>
    <style:font-face style:name="微软雅黑" svg:font-family="微软雅黑" style:font-adornments="標準" style:font-family-generic="system" style:font-pitch="fixed"/>
    <style:font-face style:name="ＭＳ ゴシック7" svg:font-family="'ＭＳ ゴシック'" style:font-adornments="標準" style:font-family-generic="system" style:font-pitch="fixed"/>
    <style:font-face style:name="ＭＳ ゴシック2" svg:font-family="'ＭＳ ゴシック'" style:font-adornments="標準" style:font-family-generic="modern" style:font-pitch="variable"/>
    <style:font-face style:name="Arial2" svg:font-family="Arial" style:font-family-generic="roman" style:font-pitch="variable"/>
    <style:font-face style:name="Arial1" svg:font-family="Arial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adornments="標準" style:font-family-generic="roman" style:font-pitch="variable"/>
    <style:font-face style:name="DejaVu Sans2" svg:font-family="'DejaVu Sans'" style:font-family-generic="system" style:font-pitch="variable"/>
    <style:font-face style:name="DejaVu Sans1" svg:font-family="'DejaVu Sans'" style:font-adornments="標準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2" svg:font-family="微软雅黑" style:font-family-generic="system" style:font-pitch="variable"/>
    <style:font-face style:name="微软雅黑1" svg:font-family="微软雅黑" style:font-adornments="標準" style:font-family-generic="system" style:font-pitch="variable"/>
    <style:font-face style:name="ＭＳ ゴシック5" svg:font-family="'ＭＳ ゴシック'" style:font-family-generic="system" style:font-pitch="variable"/>
    <style:font-face style:name="ＭＳ ゴシック6" svg:font-family="'ＭＳ ゴシック'" style:font-adornments="標準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12" draw:display-name="Gradient 12" draw:style="linear" draw:start-color="#3465a4" draw:end-color="#ffffff" draw:start-intensity="100%" draw:end-intensity="100%" draw:angle="0" draw:border="0%"/>
    <draw:gradient draw:name="Gradient_20_13" draw:display-name="Gradient 13" draw:style="linear" draw:start-color="#3465a4" draw:end-color="#ffffff" draw:start-intensity="100%" draw:end-intensity="100%" draw:angle="0" draw:border="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hatch draw:name="Hatching_20_2" draw:display-name="Hatching 2" draw:style="single" draw:color="#3465a4" draw:distance="0.02cm" draw:rotation="0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3465a4" draw:marker-start-width="0.28cm" draw:marker-start-center="false" draw:marker-end-width="0.28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ＭＳ ゴシック3" fo:font-family="'ＭＳ ゴシック'" style:font-style-name="標準" style:font-family-generic="modern" style:font-pitch="fixed" fo:font-size="10.5pt" fo:font-style="normal" fo:text-shadow="none" style:text-underline-style="none" fo:font-weight="normal" style:letter-kerning="true" style:font-name-asian="ＭＳ ゴシック3" style:font-family-asian="'ＭＳ ゴシック'" style:font-style-name-asian="標準" style:font-family-generic-asian="modern" style:font-pitch-asian="fixed" style:font-size-asian="10.5pt" style:language-asian="ja" style:country-asian="JP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solid" draw:fill-color="#729fcf" draw:fill-gradient-name="Gradient_20_13" draw:fill-hatch-name="Hatching_20_2" draw:fill-image-name="Bitmap_20_2" draw:shadow="hidden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ＭＳ ゴシック3" fo:font-family="'ＭＳ ゴシック'" style:font-style-name="標準" style:font-family-generic="modern" style:font-pitch="fixed" style:font-name-asian="ＭＳ ゴシック3" style:font-family-asian="'ＭＳ ゴシック'" style:font-style-name-asian="標準" style:font-family-generic-asian="modern" style:font-pitch-asian="fixed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none" draw:fill-color="#ffffff"/>
      <style:text-properties style:font-name="ＭＳ ゴシック3" fo:font-family="'ＭＳ ゴシック'" style:font-style-name="標準" style:font-family-generic="modern" style:font-pitch="fixed" fo:font-size="18pt" style:font-name-asian="ＭＳ ゴシック3" style:font-family-asian="'ＭＳ ゴシック'" style:font-style-name-asian="標準" style:font-family-generic-asian="modern" style:font-pitch-asian="fixed" style:language-asian="ja" style:country-asian="JP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3.2$Windows_X86_64 LibreOffice_project/747b5d0ebf89f41c860ec2a39efd7cb15b54f2d8</meta:generator>
    <dc:date>2020-11-30T10:17:28.833000000</dc:date>
    <meta:editing-duration>PT1H3M43S</meta:editing-duration>
    <meta:editing-cycles>15</meta:editing-cycles>
    <meta:document-statistic meta:object-count="78"/>
  </office:meta>
</office:document-meta>
</file>